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Celebrai</text:p>
      <text:p text:style-name="Preformatted_20_Text"/>
      <text:p text:style-name="Preformatted_20_Text"/>
      <text:p text:style-name="Preformatted_20_Text">Intro: <text:span text:style-name="T1">G</text:span> <text:s/><text:span text:style-name="T1">Em</text:span> <text:s/><text:span text:style-name="T1">C Am</text:span> <text:s/><text:span text:style-name="T1">D</text:span></text:p>
      <text:p text:style-name="Preformatted_20_Text"/>
      <text:p text:style-name="Preformatted_20_Text"><text:s text:c="2"/>(solo)</text:p>
      <text:p text:style-name="Preformatted_20_Text"/>
      <text:p text:style-name="Preformatted_20_Text">D|<text:span text:style-name="T2">---------------------------------------------</text:span>|</text:p>
      <text:p text:style-name="Preformatted_20_Text">B|<text:span text:style-name="T2">---------------------------------------------</text:span>|</text:p>
      <text:p text:style-name="Preformatted_20_Text">G|<text:span text:style-name="T2">---------------------------------------------</text:span>|</text:p>
      <text:p text:style-name="Preformatted_20_Text">D|<text:span text:style-name="T2">-</text:span>7<text:span text:style-name="T2">---</text:span>9<text:span text:style-name="T2">-</text:span>7<text:span text:style-name="T2">-</text:span>5<text:span text:style-name="T2">----</text:span>9<text:span text:style-name="T2">-</text:span>7<text:span text:style-name="T2">-</text:span>5<text:span text:style-name="T2">----</text:span>9<text:span text:style-name="T2">-</text:span>7<text:span text:style-name="T2">-</text:span>5<text:span text:style-name="T2">-</text:span>7<text:span text:style-name="T2">---------------</text:span>|</text:p>
      <text:p text:style-name="Preformatted_20_Text">A|<text:span text:style-name="T2">----------</text:span>7<text:span text:style-name="T2">--------</text:span>5<text:span text:style-name="T2">----------</text:span>9<text:span text:style-name="T2">-</text:span>9<text:span text:style-name="T2">-</text:span>7<text:span text:style-name="T2">-</text:span>7<text:span text:style-name="T2">-</text:span>5<text:span text:style-name="T2">-</text:span>5<text:span text:style-name="T2">-</text:span>3<text:span text:style-name="T2">--</text:span>|</text:p>
      <text:p text:style-name="Preformatted_20_Text">E|<text:span text:style-name="T2">---------------------------------------------</text:span>|</text:p>
      <text:p text:style-name="Preformatted_20_Text"/>
      <text:p text:style-name="Preformatted_20_Text"/>
      <text:p text:style-name="Preformatted_20_Text"><text:s/><text:span text:style-name="T1">G</text:span></text:p>
      <text:p text:style-name="Preformatted_20_Text"><text:s text:c="2"/>Celebrai com júbilo ao Senhor</text:p>
      <text:p text:style-name="P1">Em</text:p>
      <text:p text:style-name="Preformatted_20_Text"><text:s text:c="2"/>todos moradores da terra</text:p>
      <text:p text:style-name="P1">C<text:tab/><text:tab/> <text:s/>Am</text:p>
      <text:p text:style-name="Preformatted_20_Text"><text:s text:c="2"/>Servi ao Senhor com alegria</text:p>
      <text:p text:style-name="P1">D</text:p>
      <text:p text:style-name="Preformatted_20_Text"><text:s text:c="2"/>Apresentai-vos a Ele com cânticos</text:p>
      <text:p text:style-name="P1">G</text:p>
      <text:p text:style-name="Preformatted_20_Text"><text:s text:c="2"/>Sabei que o <text:s/>Senhor Bom (bom, bom, bom, bom)</text:p>
      <text:p text:style-name="P1">Em</text:p>
      <text:p text:style-name="Preformatted_20_Text"><text:s text:c="2"/>E eterna é a sua bondade</text:p>
      <text:p text:style-name="Preformatted_20_Text"><text:s/><text:span text:style-name="T1">C<text:tab/><text:tab/> Am</text:span></text:p>
      <text:p text:style-name="Preformatted_20_Text"><text:s text:c="2"/>E a sua fidelidade</text:p>
      <text:p text:style-name="P1">D</text:p>
      <text:p text:style-name="Preformatted_20_Text"><text:s text:c="2"/>De geração a geração</text:p>
      <text:p text:style-name="Preformatted_20_Text"/>
      <text:p text:style-name="P1">G</text:p>
      <text:p text:style-name="Preformatted_20_Text"><text:s text:c="2"/>Aleluia, glória e aleluia</text:p>
      <text:p text:style-name="P1">Em</text:p>
      <text:p text:style-name="Preformatted_20_Text"><text:s text:c="2"/>Aleluia, glória e aleluia</text:p>
      <text:p text:style-name="P1">C<text:tab/><text:tab/> Am</text:p>
      <text:p text:style-name="Preformatted_20_Text"><text:s text:c="2"/>Aleluia, glória e aleluia</text:p>
      <text:p text:style-name="P1">D</text:p>
      <text:p text:style-name="P3"><text:s text:c="2"/>Aleluia, glória e alelui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16:39:47</meta:creation-date>
    <dc:date>2016-03-29T16:42:42</dc:date>
    <meta:editing-duration>PT2M56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33" meta:word-count="99" meta:character-count="701"/>
  </office:meta>
</office:document-meta>
</file>